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harter" svg:font-family="charter, Georgia, Cambria, 'Times New Roman', Times, serif"/>
  </office:font-face-decls>
  <office:automatic-styles>
    <style:style style:name="P1" style:family="paragraph" style:parent-style-name="Heading_20_3">
      <style:paragraph-properties fo:margin-left="0in" fo:margin-right="0in" fo:margin-top="0.1772in" fo:margin-bottom="0.1772in" style:contextual-spacing="false" fo:line-height="140%" fo:orphans="2" fo:widows="2" fo:text-indent="0in" style:auto-text-indent="false" fo:padding="0in" fo:border="none"/>
      <style:text-properties fo:font-variant="normal" fo:text-transform="none" fo:font-size="13.5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letter-spacing="normal"/>
    </style:style>
    <style:style style:name="P3" style:family="paragraph" style:parent-style-name="Text_20_body">
      <style:paragraph-properties fo:margin-left="0in" fo:margin-right="0in" style:line-height-at-least="0.3335in" fo:orphans="2" fo:widows="2" fo:text-indent="0in" style:auto-text-indent="false"/>
      <style:text-properties fo:font-variant="normal" fo:text-transform="none" fo:color="#c9211e" loext:opacity="100%" style:font-name="charter" fo:font-size="15pt"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paragraph-rsid="00150153"/>
    </style:style>
    <style:style style:name="P5"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16ec9d" officeooo:paragraph-rsid="0016ec9d"/>
    </style:style>
    <style:style style:name="P6"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176835" officeooo:paragraph-rsid="00176835"/>
    </style:style>
    <style:style style:name="P7" style:family="paragraph" style:parent-style-name="Standard">
      <style:paragraph-properties fo:margin-left="0in" fo:margin-right="0in" fo:orphans="2" fo:widows="2" fo:text-indent="0in" style:auto-text-indent="false"/>
    </style:style>
    <style:style style:name="P8" style:family="paragraph" style:parent-style-name="Standard">
      <style:paragraph-properties fo:margin-left="0in" fo:margin-right="0in" fo:orphans="2" fo:widows="2" fo:text-indent="0in" style:auto-text-indent="false"/>
      <style:text-properties officeooo:paragraph-rsid="00150153"/>
    </style:style>
    <style:style style:name="P9" style:family="paragraph" style:parent-style-name="Standard">
      <style:paragraph-properties fo:margin-left="0in" fo:margin-right="0in" fo:orphans="2" fo:widows="2" fo:text-indent="0in" style:auto-text-indent="false"/>
      <style:text-properties officeooo:rsid="0018d86c" officeooo:paragraph-rsid="0018d86c"/>
    </style:style>
    <style:style style:name="P10" style:family="paragraph" style:parent-style-name="Standard">
      <style:paragraph-properties fo:margin-left="0in" fo:margin-right="0in" fo:orphans="2" fo:widows="2" fo:text-indent="0in" style:auto-text-indent="false"/>
      <style:text-properties officeooo:rsid="0019ef35" officeooo:paragraph-rsid="0019ef35"/>
    </style:style>
    <style:style style:name="P11" style:family="paragraph" style:parent-style-name="Standard">
      <style:paragraph-properties fo:margin-left="0in" fo:margin-right="0in" fo:orphans="2" fo:widows="2" fo:text-indent="0in" style:auto-text-indent="false"/>
      <style:text-properties officeooo:rsid="001e8d7d" officeooo:paragraph-rsid="001e8d7d"/>
    </style:style>
    <style:style style:name="P12" style:family="paragraph" style:parent-style-name="Standard">
      <style:paragraph-properties fo:margin-left="0in" fo:margin-right="0in" fo:orphans="2" fo:widows="2" fo:text-indent="0in" style:auto-text-indent="false"/>
      <style:text-properties officeooo:rsid="001e8d7d" officeooo:paragraph-rsid="00257c2e"/>
    </style:style>
    <style:style style:name="P13" style:family="paragraph" style:parent-style-name="Standard">
      <style:paragraph-properties fo:margin-left="0in" fo:margin-right="0in" fo:orphans="2" fo:widows="2" fo:text-indent="0in" style:auto-text-indent="false"/>
      <style:text-properties officeooo:rsid="001ee135" officeooo:paragraph-rsid="001ee135"/>
    </style:style>
    <style:style style:name="P14" style:family="paragraph" style:parent-style-name="Standard">
      <style:paragraph-properties fo:margin-left="0in" fo:margin-right="0in" fo:orphans="2" fo:widows="2" fo:text-indent="0in" style:auto-text-indent="false"/>
      <style:text-properties officeooo:rsid="00228515" officeooo:paragraph-rsid="00228515"/>
    </style:style>
    <style:style style:name="P15" style:family="paragraph" style:parent-style-name="Standard">
      <style:paragraph-properties fo:margin-left="0in" fo:margin-right="0in" fo:orphans="2" fo:widows="2" fo:text-indent="0in" style:auto-text-indent="false"/>
      <style:text-properties officeooo:rsid="00228515" officeooo:paragraph-rsid="002538f2"/>
    </style:style>
    <style:style style:name="P16" style:family="paragraph" style:parent-style-name="Standard">
      <style:paragraph-properties fo:margin-left="0in" fo:margin-right="0in" fo:orphans="2" fo:widows="2" fo:text-indent="0in" style:auto-text-indent="false"/>
      <style:text-properties officeooo:rsid="00257c2e" officeooo:paragraph-rsid="00257c2e"/>
    </style:style>
    <style:style style:name="P17" style:family="paragraph" style:parent-style-name="Standard">
      <style:paragraph-properties fo:margin-left="0in" fo:margin-right="0in" fo:orphans="2" fo:widows="2" fo:text-indent="0in" style:auto-text-indent="false"/>
      <style:text-properties officeooo:rsid="002610cd" officeooo:paragraph-rsid="002610cd"/>
    </style:style>
    <style:style style:name="P18" style:family="paragraph" style:parent-style-name="Text_20_body">
      <style:paragraph-properties fo:margin-left="0in" fo:margin-right="0in" fo:orphans="2" fo:widows="2" fo:text-indent="0in" style:auto-text-indent="false"/>
      <style:text-properties officeooo:rsid="002610cd" officeooo:paragraph-rsid="002610cd"/>
    </style:style>
    <style:style style:name="P19" style:family="paragraph" style:parent-style-name="Standard">
      <style:paragraph-properties fo:margin-left="0in" fo:margin-right="0in" fo:orphans="2" fo:widows="2" fo:text-indent="0in" style:auto-text-indent="false"/>
      <style:text-properties fo:font-weight="bold" officeooo:rsid="002610cd" officeooo:paragraph-rsid="002610cd" style:font-weight-asian="bold" style:font-weight-complex="bold"/>
    </style:style>
    <style:style style:name="P20" style:family="paragraph" style:parent-style-name="Standard">
      <style:paragraph-properties fo:margin-left="0in" fo:margin-right="0in" fo:orphans="2" fo:widows="2" fo:text-indent="0in" style:auto-text-indent="false"/>
      <style:text-properties fo:color="#d4be98" loext:opacity="100%" style:font-name="Consolas" fo:font-size="14pt" fo:font-weight="bold" officeooo:rsid="002610cd" officeooo:paragraph-rsid="002610cd" fo:background-color="#292828" style:font-size-asian="14pt" style:font-weight-asian="bold" style:font-size-complex="14pt" style:font-weight-complex="bold"/>
    </style:style>
    <style:style style:name="P21" style:family="paragraph" style:parent-style-name="Standard">
      <style:paragraph-properties style:line-height-at-least="0.198in"/>
      <style:text-properties fo:color="#d4be98" loext:opacity="100%" fo:font-size="14pt" fo:font-weight="bold" fo:background-color="#292828" style:font-size-asian="14pt" style:font-weight-asian="bold" style:font-size-complex="14pt" style:font-weight-complex="bold"/>
    </style:style>
    <style:style style:name="P22" style:family="paragraph" style:parent-style-name="Standard">
      <style:paragraph-properties style:line-height-at-least="0.198in"/>
      <style:text-properties fo:color="#d4bfa0" loext:opacity="100%" style:font-name="Consolas" fo:font-size="14pt" fo:font-weight="bold" fo:background-color="#292828" style:font-size-asian="14pt" style:font-weight-asian="bold" style:font-size-complex="14pt" style:font-weight-complex="bold"/>
    </style:style>
    <style:style style:name="P23" style:family="paragraph" style:parent-style-name="Standard">
      <style:paragraph-properties style:line-height-at-least="0.198in"/>
      <style:text-properties fo:color="#d4bfa0" loext:opacity="100%" fo:font-size="14pt" fo:font-weight="bold" fo:background-color="#292828" style:font-size-asian="14pt" style:font-weight-asian="bold" style:font-size-complex="14pt" style:font-weight-complex="bold"/>
    </style:style>
    <style:style style:name="P24" style:family="paragraph" style:parent-style-name="Standard">
      <style:paragraph-properties style:line-height-at-least="0.198in"/>
      <style:text-properties fo:color="#7e6b5f" loext:opacity="100%" fo:font-size="14pt" fo:font-weight="bold" fo:background-color="#292828" style:font-size-asian="14pt" style:font-weight-asian="bold" style:font-size-complex="14pt" style:font-weight-complex="bold"/>
    </style:style>
    <style:style style:name="P25" style:family="paragraph" style:parent-style-name="Standard">
      <style:text-properties fo:color="#c9211e" loext:opacity="100%"/>
    </style:style>
    <style:style style:name="P26" style:family="paragraph" style:parent-style-name="Standard">
      <style:paragraph-properties style:line-height-at-least="0.198in"/>
      <style:text-properties fo:color="#c9211e" loext:opacity="100%" style:font-name="Consolas" fo:font-size="14pt" fo:font-weight="bold" fo:background-color="#292828" style:font-size-asian="14pt" style:font-weight-asian="bold" style:font-size-complex="14pt" style:font-weight-complex="bold"/>
    </style:style>
    <style:style style:name="P27" style:family="paragraph" style:parent-style-name="Standard">
      <style:paragraph-properties fo:margin-left="0in" fo:margin-right="0in" fo:orphans="2" fo:widows="2" fo:text-indent="0in" style:auto-text-indent="false"/>
      <style:text-properties fo:color="#c9211e" loext:opacity="100%" officeooo:rsid="002610cd" officeooo:paragraph-rsid="002610cd"/>
    </style:style>
    <style:style style:name="P28" style:family="paragraph" style:parent-style-name="Standard">
      <style:paragraph-properties fo:margin-left="0in" fo:margin-right="0in" fo:orphans="2" fo:widows="2" fo:text-indent="0in" style:auto-text-indent="false"/>
    </style:style>
    <style:style style:name="P29" style:family="paragraph" style:parent-style-name="Standard">
      <style:paragraph-properties fo:margin-left="0in" fo:margin-right="0in" fo:orphans="2" fo:widows="2" fo:text-indent="0in" style:auto-text-indent="false"/>
      <style:text-properties officeooo:paragraph-rsid="004eaa28"/>
    </style:style>
    <style:style style:name="P30"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paragraph-rsid="00150153"/>
    </style:style>
    <style:style style:name="P31"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421c09" officeooo:paragraph-rsid="00421c09"/>
    </style:style>
    <style:style style:name="P32"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471474" officeooo:paragraph-rsid="00471474"/>
    </style:style>
    <style:style style:name="P33" style:family="paragraph" style:parent-style-name="Standard">
      <style:paragraph-properties fo:margin-left="0in" fo:margin-right="0in" fo:orphans="2" fo:widows="2" fo:text-indent="0in" style:auto-text-indent="false"/>
      <style:text-properties officeooo:rsid="0018d86c" officeooo:paragraph-rsid="0018d86c"/>
    </style:style>
    <style:style style:name="P34" style:family="paragraph" style:parent-style-name="Text_20_body" style:list-style-name="L1">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style:style>
    <style:style style:name="P35"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style:style>
    <style:style style:name="P36"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officeooo:paragraph-rsid="0050368d"/>
    </style:style>
    <style:style style:name="P37"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officeooo:paragraph-rsid="0080292c"/>
    </style:style>
    <style:style style:name="P38"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officeooo:paragraph-rsid="00814dc3"/>
    </style:style>
    <style:style style:name="P39"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officeooo:rsid="00546089" officeooo:paragraph-rsid="00546089"/>
    </style:style>
    <style:style style:name="P40"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officeooo:rsid="005bb776" officeooo:paragraph-rsid="005bb776"/>
    </style:style>
    <style:style style:name="P41" style:family="paragraph" style:parent-style-name="Text_20_body">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officeooo:rsid="007a2fcf" officeooo:paragraph-rsid="007a2fcf"/>
    </style:style>
    <style:style style:name="T1" style:family="text">
      <style:text-properties fo:font-variant="normal" fo:text-transform="none" fo:color="#000000" loext:opacity="100%" style:font-name="Arial" fo:font-size="12pt" fo:letter-spacing="normal" fo:font-style="normal" fo:font-weight="normal"/>
    </style:style>
    <style:style style:name="T2" style:family="text">
      <style:text-properties fo:font-variant="normal" fo:text-transform="none" fo:color="#000000" loext:opacity="100%" style:font-name="Arial" fo:font-size="12pt" fo:letter-spacing="normal" fo:font-style="normal" fo:font-weight="normal" fo:background-color="#ffff00" loext:char-shading-value="0"/>
    </style:style>
    <style:style style:name="T3" style:family="text">
      <style:text-properties fo:font-variant="normal" fo:text-transform="none" fo:color="#c9211e" loext:opacity="100%" style:font-name="charter" fo:font-size="15pt" fo:font-style="normal" fo:font-weight="bold"/>
    </style:style>
    <style:style style:name="T4" style:family="text">
      <style:text-properties fo:font-variant="normal" fo:text-transform="none" style:font-name="apple-system" fo:font-size="10.5pt" fo:letter-spacing="normal" fo:font-style="normal" fo:font-weight="normal"/>
    </style:style>
    <style:style style:name="T5" style:family="text">
      <style:text-properties fo:font-variant="normal" fo:text-transform="none" style:font-name="apple-system" fo:font-size="10.5pt" fo:letter-spacing="normal" fo:font-style="normal" fo:font-weight="bold" style:font-weight-asian="bold" style:font-weight-complex="bold"/>
    </style:style>
    <style:style style:name="T6" style:family="text">
      <style:text-properties fo:font-variant="normal" fo:text-transform="none" fo:letter-spacing="normal"/>
    </style:style>
    <style:style style:name="T7" style:family="text">
      <style:text-properties fo:font-style="normal" fo:font-weight="normal"/>
    </style:style>
    <style:style style:name="T8" style:family="text">
      <style:text-properties fo:background-color="#ffff00" loext:char-shading-value="0"/>
    </style:style>
    <style:style style:name="T9" style:family="text">
      <style:text-properties officeooo:rsid="002538f2"/>
    </style:style>
    <style:style style:name="T10" style:family="text">
      <style:text-properties fo:color="#d4bfa0" loext:opacity="100%"/>
    </style:style>
    <style:style style:name="T11" style:family="text">
      <style:text-properties fo:color="#d4bfa0" loext:opacity="100%" style:font-name="Consolas"/>
    </style:style>
    <style:style style:name="T12" style:family="text">
      <style:text-properties style:font-name="Consolas"/>
    </style:style>
    <style:style style:name="T13" style:family="text">
      <style:text-properties fo:color="#aa2a2a" loext:opacity="100%" style:font-name="Consolas" style:text-underline-style="solid" style:text-underline-width="auto" style:text-underline-color="font-color"/>
    </style:style>
    <style:style style:name="T14" style:family="text">
      <style:text-properties fo:color="#7e6b5f" loext:opacity="100%" style:font-name="Consolas"/>
    </style:style>
    <style:style style:name="T15" style:family="text">
      <style:text-properties fo:color="#97a2a7" loext:opacity="100%" style:font-name="Consolas"/>
    </style:style>
    <style:style style:name="T16" style:family="text">
      <style:text-properties fo:color="#6b95c5" loext:opacity="100%" style:font-name="Consolas"/>
    </style:style>
    <style:style style:name="T17" style:family="text">
      <style:text-properties style:font-name="apple-system" fo:font-size="10.5pt"/>
    </style:style>
    <style:style style:name="T18" style:family="text">
      <style:text-properties officeooo:rsid="0049e16a"/>
    </style:style>
    <style:style style:name="T19" style:family="text">
      <style:text-properties officeooo:rsid="0050368d"/>
    </style:style>
    <style:style style:name="T20" style:family="text">
      <style:text-properties officeooo:rsid="0050b033"/>
    </style:style>
    <style:style style:name="T21" style:family="text">
      <style:text-properties officeooo:rsid="00563323"/>
    </style:style>
    <style:style style:name="T22" style:family="text">
      <style:text-properties officeooo:rsid="0057b4a3"/>
    </style:style>
    <style:style style:name="T23" style:family="text">
      <style:text-properties officeooo:rsid="00583912"/>
    </style:style>
    <style:style style:name="T24" style:family="text">
      <style:text-properties officeooo:rsid="0062ef7f"/>
    </style:style>
    <style:style style:name="T25" style:family="text">
      <style:text-properties officeooo:rsid="0064b955"/>
    </style:style>
    <style:style style:name="T26" style:family="text">
      <style:text-properties officeooo:rsid="006b0810"/>
    </style:style>
    <style:style style:name="T27" style:family="text">
      <style:text-properties officeooo:rsid="006cfc6b"/>
    </style:style>
    <style:style style:name="T28" style:family="text">
      <style:text-properties officeooo:rsid="0072d01a"/>
    </style:style>
    <style:style style:name="T29" style:family="text">
      <style:text-properties officeooo:rsid="007844d9"/>
    </style:style>
    <style:style style:name="T30" style:family="text">
      <style:text-properties officeooo:rsid="007b071a"/>
    </style:style>
    <style:style style:name="T31" style:family="text">
      <style:text-properties officeooo:rsid="007c6f89"/>
    </style:style>
    <style:style style:name="T32" style:family="text">
      <style:text-properties officeooo:rsid="007d143a"/>
    </style:style>
    <style:style style:name="T33" style:family="text">
      <style:text-properties officeooo:rsid="0080292c"/>
    </style:style>
    <style:style style:name="T34" style:family="text">
      <style:text-properties officeooo:rsid="00814dc3"/>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1">Co-work space in Lahore</text:p>
      <text:p text:style-name="P31"/>
      <text:p text:style-name="P31">https://www.coworker.com/search/pakistan/lahore?filter_duration_metric_types=month&amp;filter_resource_types=private_offices,desks,meeting_rooms,virtual_offices</text:p>
      <text:p text:style-name="P4"/>
      <text:p text:style-name="P4">https://www.coworker.com/search/pakistan/lahore?filter_duration_metric_types=month&amp;filter_resource_types=private_offices,desks,meeting_rooms,virtual_offices</text:p>
      <text:p text:style-name="P4"/>
      <text:p text:style-name="P4"/>
      <text:p text:style-name="P4"><text:span text:style-name="T17">Implementing CI/CD automation tools: Spinnaker, Docker, Kubernetes, git, Atlassian stack</text:span><text:line-break/>• <text:span text:style-name="T17">Managing monitoring and alerting tools: Stackdriver, Datadog</text:span><text:line-break/>• <text:span text:style-name="T17">Configuring and maintaining infrastructure and infrastructure as code: Google Cloud Platform, Amazon Web Services mainly using Terraform and Terragrunt</text:span><text:line-break/>• <text:span text:style-name="T17">Various tools and development of quality of work improvements: Jira automations, Python scripts, Serverless functions</text:span><text:line-break/>• <text:span text:style-name="T17">Incident management: troubleshooting failed deployments and production incident, issue and problem resolution</text:span> </text:p>
      <text:p text:style-name="P4"/>
      <text:p text:style-name="P4"/>
      <text:p text:style-name="P4"/>
      <text:p text:style-name="P32">gitab cicd kubernates gcp java <text:span text:style-name="T18">sring boot terraform</text:span></text:p>
      <text:p text:style-name="P32"/>
      <text:p text:style-name="P4"/>
      <text:p text:style-name="P4"/>
      <text:p text:style-name="P4">Java 11, </text:p>
      <text:p text:style-name="P4">Spring Boot, </text:p>
      <text:p text:style-name="P4">Webflux, </text:p>
      <text:p text:style-name="P4">REST API, </text:p>
      <text:p text:style-name="P4">JWT, </text:p>
      <text:p text:style-name="P4">Kafka(for service-to-service communication), </text:p>
      <text:p text:style-name="P4">CockroachDB, </text:p>
      <text:p text:style-name="P4">Redis(for cache), </text:p>
      <text:p text:style-name="P4">Angular. </text:p>
      <text:p text:style-name="P4"/>
      <text:p text:style-name="P4"/>
      <text:p text:style-name="P5">Kubernetes CICD</text:p>
      <text:p text:style-name="P5"/>
      <text:p text:style-name="P5">Gitlab Piplines</text:p>
      <text:p text:style-name="P4"/>
      <text:p text:style-name="P6">Java Sping boot cicd</text:p>
      <text:p text:style-name="P6"/>
      <text:p text:style-name="P6">Java Spring containers</text:p>
      <text:p text:style-name="P6"/>
      <text:p text:style-name="P6">Java Spring on kubernetes</text:p>
      <text:p text:style-name="P6"/>
      <text:p text:style-name="P6">gitlab CICD</text:p>
      <text:p text:style-name="P6"/>
      <text:p text:style-name="P6">GKE</text:p>
      <text:p text:style-name="P6"/>
      <text:p text:style-name="P6"><text:soft-page-break/></text:p>
      <text:p text:style-name="P4"/>
      <text:p text:style-name="P8"><text:span text:style-name="T1">We use the</text:span><text:span text:style-name="T2"> gitlab pipeline with kubernetes&amp;docker based on GCP for CI/CD and orchestration.</text:span><text:span text:style-name="T8"> </text:span></text:p>
      <text:p text:style-name="P7"/>
      <text:p text:style-name="P7"/>
      <text:p text:style-name="P7"/>
      <text:p text:style-name="P2"> <text:span text:style-name="T7">secure CI/CD system for our thousands of lines of Terraform.</text:span></text:p>
      <text:list xml:id="list110189756" text:style-name="L1">
        <text:list-item>
          <text:list>
            <text:list-item>
              <text:p text:style-name="P34">You’ll be mentoring your teammates and working with managers to be better managers.</text:p>
            </text:list-item>
            <text:list-item>
              <text:p text:style-name="P34">You’ll keep your ego in control.</text:p>
            </text:list-item>
          </text:list>
        </text:list-item>
      </text:list>
      <text:h text:style-name="P1" text:outline-level="3">Skills and tools we’d love to see:</text:h>
      <text:list xml:id="list3851672672" text:style-name="L2">
        <text:list-item>
          <text:list>
            <text:list-item>
              <text:p text:style-name="P35">AWS and GCP </text:p>
            </text:list-item>
            <text:list-item>
              <text:p text:style-name="P35">Kubernetes</text:p>
            </text:list-item>
            <text:list-item>
              <text:p text:style-name="P35">Terraform + Ansible + Puppet + SchemaHero</text:p>
            </text:list-item>
            <text:list-item>
              <text:p text:style-name="P35">Gitlab CI/CD</text:p>
            </text:list-item>
            <text:list-item>
              <text:p text:style-name="P37">Prometheus, Grafana, Loki, Parca, <text:s/>Kiali</text:p>
            </text:list-item>
            <text:list-item>
              <text:p text:style-name="P40"><text:span text:style-name="T28">Loki</text:span> = query front end , query- back-end, <text:s/>Loki-querier</text:p>
            </text:list-item>
            <text:list-item>
              <text:p text:style-name="P36"><text:s/>Jaeger, <text:span text:style-name="T19">= <text:s/></text:span><text:span text:style-name="T24">ingestion pip</text:span><text:span text:style-name="T25">e</text:span><text:span text:style-name="T24">line , </text:span><text:span text:style-name="T19">Back-end Tracing, Spans, developer </text:span><text:span text:style-name="T33">adds</text:span><text:span text:style-name="T19"> the span for application request traces, <text:s/></text:span><text:span text:style-name="T26">Stateless Database =</text:span><text:span text:style-name="T19">Elasticsearch Cassandra <text:s/>as Dbs, <text:s text:c="3"/></text:span><text:span text:style-name="T20">Sampling = data to collect, <text:s/>Agent Close to application = side car </text:span><text:span text:style-name="T29">ingestion or DemonSet</text:span><text:span text:style-name="T20"> , </text:span><text:span text:style-name="T21">helm chart </text:span><text:span text:style-name="T22">installation, traces of loki </text:span><text:span text:style-name="T23">request, <text:s text:c="2"/></text:span><text:span text:style-name="T27">DB Contains Span collection.</text:span></text:p>
            </text:list-item>
          </text:list>
        </text:list-item>
      </text:list>
      <text:p text:style-name="P41">Jaegar Compnenent= Client, agent, collector, <text:span text:style-name="T30">kafka (Queuing Spans) </text:span><text:span text:style-name="T31">and push to dat</text:span><text:span text:style-name="T32">a</text:span><text:span text:style-name="T31">base</text:span></text:p>
      <text:list xml:id="list154512966438034" text:continue-numbering="true" text:style-name="L2">
        <text:list-item>
          <text:list>
            <text:list-item>
              <text:p text:style-name="P39">istio = service mesh = proxy for service to service communication</text:p>
            </text:list-item>
            <text:list-item>
              <text:p text:style-name="P38">Kafdrop <text:span text:style-name="T34">= web UI to view topics, messages published, brokers on various topics</text:span></text:p>
            </text:list-item>
            <text:list-item>
              <text:p text:style-name="P36"/>
            </text:list-item>
            <text:list-item>
              <text:p text:style-name="P36">Parca, Kafdrop, Kiali</text:p>
            </text:list-item>
            <text:list-item>
              <text:p text:style-name="P35">CockroachDB, PostgreSQL, Datastore</text:p>
            </text:list-item>
          </text:list>
        </text:list-item>
      </text:list>
      <text:p text:style-name="P7"/>
      <text:p text:style-name="P7"><text:span text:style-name="T6"> </text:span><text:span text:style-name="T4">RDBMS and NoSQL data platforms such as like MySQL, MSSQL, MongoDB, ElasticSearch, Redis, and Elasticsearch</text:span><text:span text:style-name="T6"> </text:span> </text:p>
      <text:p text:style-name="P7"/>
      <text:p text:style-name="P7"><text:span text:style-name="T4">Advanced level scripting experience (Python, Ruby, Bash, Powershell)</text:span> </text:p>
      <text:p text:style-name="P7"/>
      <text:p text:style-name="P7"><text:soft-page-break/><text:span text:style-name="T4">Linux distributions (Rhel 8, CentOS, Ubuntu, and Amazon Linux)</text:span> </text:p>
      <text:p text:style-name="P7"/>
      <text:p text:style-name="P7"/>
      <text:p text:style-name="P7"/>
      <text:p text:style-name="P29"><text:span text:style-name="T4">- You'll maintain and advance the cloud infrastructure, based on Kubernetes, and Serverless Framework</text:span></text:p>
      <text:p text:style-name="P29"><text:span text:style-name="T4"/></text:p>
      <text:p text:style-name="P29"><text:span text:style-name="T4">- You'll be building infrastructure for Business intelligence. - You'll improve the operational visibility of our production systems by advancing monitoring, alerting, and centralized logging infrastructure with </text:span><text:span text:style-name="T5">Prometheus, Grafana, PagerDuty, New Relic, DataDog and Graylog</text:span></text:p>
      <text:p text:style-name="P29"><text:span text:style-name="T5"/></text:p>
      <text:p text:style-name="P29"><text:span text:style-name="T5"/></text:p>
      <text:p text:style-name="P29"><text:span text:style-name="T4">You have demonstrable experience in DevOps and Cloud Engineering, preferably with microservices SaaS products. - </text:span></text:p>
      <text:p text:style-name="P29"><text:span text:style-name="T4"/></text:p>
      <text:p text:style-name="P29"><text:span text:style-name="T4">Strong AWS Services knowledge and experience (GCP or Azure will be plus) -</text:span></text:p>
      <text:p text:style-name="P29"><text:span text:style-name="T4"/></text:p>
      <text:p text:style-name="P29"><text:span text:style-name="T4"><text:s/>Excellent experience with tools such as Kubernetes (EKS, GKE, AKE), Terraform, Ansible and/or Docker, etc - Familiar with Istio / Helm operator design and workflow (plus) - Familiar with Kubernetes network model and disaster recovery - You have expert knowledge of AWS and topics surrounding high availability, failover, scaling, and security. - You must have some knowledge of Cloud Serverless Architecture - Experience working on CI/CD pipelines; CI/CD experience with multiple environments, including build and release systems (Preferable tools like Jenkins, Gitlab CI, - Github actions, CircelCI, AWS code pipeline and google cloud build) - You must have experience in application containerization, orchestration, monitoring, logging, automation, and troubleshooting with the Kubernetes platform and related best practices. - You have run SQL and NoSQL in production e.g. MariaDB, PostgreSQL, Redis cache, BigqQuery, Dynamodb, or MongoDB. - You are an expert in the Linux operating system (i.e. administration, troubleshooting, and automation) with a strong understanding of foundational internet technologies such as HTTP/S, DNS, and TCP/IP. - Strong experience in scripting languages ( preferably Python, Bash scripting) - You have experience building infrastructure for data warehousing and visualization for Business Intelligence. - You love to build great things together with your team and you have excellent communication skills. - You are a highly reliable person and you like to take ownership of your work and are a fast learner - Ability to work independently Certification: - AWS Solution Architect Associate (Highly preferred) - Google cloud associate certified (Highly preferred) - Microsoft Certified: Azure Solution Architect Expert(Highly Preferred)</text:span> </text:p>
      <text:p text:style-name="P7"/>
      <text:p text:style-name="P7"/>
      <text:p text:style-name="P9">Kubernetes CICD – Java Based Application:</text:p>
      <text:p text:style-name="P9"/>
      <text:p text:style-name="P9"><text:a xlink:type="simple" xlink:href="https://jhooq.com/kubespray-12-steps-for-installing-a-production-ready-kubernetes-cluster/" text:style-name="Internet_20_link" text:visited-style-name="Visited_20_Internet_20_Link">https://jhooq.com/kubespray-12-steps-for-installing-a-production-ready-kubernetes-cluster/</text:a></text:p>
      <text:p text:style-name="P9"/>
      <text:p text:style-name="P9">https://www.youtube.com/watch?v=vYxyseVmH1U</text:p>
      <text:p text:style-name="P9"/>
      <text:p text:style-name="P9"><text:a xlink:type="simple" xlink:href="https://github.com/DeekshithSN/CICD_Java_gradle_application" text:style-name="Internet_20_link" text:visited-style-name="Visited_20_Internet_20_Link">https://github.com/DeekshithSN/CICD_Java_gradle_application</text:a></text:p>
      <text:p text:style-name="P9"/>
      <text:p text:style-name="P9"><text:a xlink:type="simple" xlink:href="https://github.com/DeekshithSN/cheatsheet/blob/master/installtion_guide_ubuntu.md" text:style-name="Internet_20_link" text:visited-style-name="Visited_20_Internet_20_Link">https://github.com/DeekshithSN/cheatsheet/blob/master/installtion_guide_ubuntu.md</text:a></text:p>
      <text:p text:style-name="P9"/>
      <text:p text:style-name="P9"/>
      <text:p text:style-name="P9"/>
      <text:p text:style-name="P9">Plugins For Jenkins:</text:p>
      <text:p text:style-name="P9"/>
      <text:p text:style-name="P9"/>
      <text:p text:style-name="P9">Maven invoker</text:p>
      <text:p text:style-name="P9"><text:soft-page-break/></text:p>
      <text:p text:style-name="P9">Maven integration</text:p>
      <text:p text:style-name="P9"/>
      <text:p text:style-name="P10">Kubernetes</text:p>
      <text:p text:style-name="P10"/>
      <text:p text:style-name="P10">Kubernetes Continuous Deployment</text:p>
      <text:p text:style-name="P10"/>
      <text:p text:style-name="P10"/>
      <text:p text:style-name="P10"/>
      <text:p text:style-name="P11">Set Jenkins Config and Secrtes </text:p>
      <text:p text:style-name="P11"/>
      <text:p text:style-name="P13">Manage credentails -=&gt; jenkins Global Credentails =&gt; Add Credentails</text:p>
      <text:p text:style-name="P13"/>
      <text:p text:style-name="P15">Credenatils for Github <text:s/><text:span text:style-name="T9">= Type Git Hub</text:span></text:p>
      <text:p text:style-name="P15"/>
      <text:p text:style-name="P15">Docker Hub <text:span text:style-name="T9">= Type Secrets</text:span></text:p>
      <text:p text:style-name="P15"/>
      <text:p text:style-name="P15"/>
      <text:p text:style-name="P15"><text:s/>Kubernetes using config file</text:p>
      <text:p text:style-name="P14"/>
      <text:p text:style-name="P16">ID = Kubernetes_Cluster_Config</text:p>
      <text:p text:style-name="P12"/>
      <text:p text:style-name="P11">Maven Home</text:p>
      <text:p text:style-name="P11"/>
      <text:p text:style-name="P11"/>
      <text:p text:style-name="P19">Pipeline Stages:</text:p>
      <text:p text:style-name="P17"/>
      <text:p text:style-name="P17">SCM checkout</text:p>
      <text:p text:style-name="P17"/>
      <text:p text:style-name="P17">maven clean Package</text:p>
      <text:p text:style-name="P17"/>
      <text:p text:style-name="P17">Build Docker Image</text:p>
      <text:p text:style-name="P17"/>
      <text:p text:style-name="P17">Push Docker Image</text:p>
      <text:p text:style-name="P17"/>
      <text:p text:style-name="P17">Deploy to Kubernetes</text:p>
      <text:p text:style-name="P17"/>
      <text:p text:style-name="P17"/>
      <text:p text:style-name="P17"/>
      <text:p text:style-name="P20"><text:span text:style-name="T10">node</text:span>{</text:p>
      <text:p text:style-name="P21"><text:span text:style-name="T10">    </text:span><text:span text:style-name="T13">stage('SCM</text:span><text:span text:style-name="T11"> </text:span><text:span text:style-name="T13">Checkout')</text:span><text:span text:style-name="T11"> </text:span><text:span text:style-name="T13">{</text:span></text:p>
      <text:p text:style-name="P21"><text:span text:style-name="T10">        </text:span><text:span text:style-name="T13">git</text:span><text:span text:style-name="T11"> </text:span><text:span text:style-name="T13">branch</text:span><text:span text:style-name="T12">:</text:span><text:span text:style-name="T11"> </text:span><text:span text:style-name="T13">'main'</text:span><text:span text:style-name="T12">,</text:span><text:span text:style-name="T11"> </text:span><text:span text:style-name="T13">credentialsId</text:span><text:span text:style-name="T12">:</text:span><text:span text:style-name="T11"> </text:span><text:span text:style-name="T13">'GIT_CREDENTIALS'</text:span><text:span text:style-name="T12">,</text:span><text:span text:style-name="T11"> </text:span><text:span text:style-name="T13">url</text:span><text:span text:style-name="T12">:</text:span><text:span text:style-name="T11"> </text:span><text:span text:style-name="T13">'https:</text:span><text:span text:style-name="T14">//github.com/amit873/Jenkins-Docker-Kubernetes-Project1.git'</text:span></text:p>
      <text:p text:style-name="P21"><text:span text:style-name="T10">    </text:span><text:span text:style-name="T12">}</text:span></text:p>
      <text:p text:style-name="P23">    </text:p>
      <text:p text:style-name="P21"><text:span text:style-name="T10">    </text:span><text:span text:style-name="T11">stage('Maven Clean Package') </text:span><text:span text:style-name="T12">{</text:span></text:p>
      <text:p text:style-name="P21"><text:span text:style-name="T10">      </text:span><text:span text:style-name="T13">def</text:span><text:span text:style-name="T11"> </text:span><text:span text:style-name="T13">mavenHome</text:span><text:span text:style-name="T11"> </text:span><text:span text:style-name="T13">=</text:span><text:span text:style-name="T11">  </text:span><text:span text:style-name="T13">tool</text:span><text:span text:style-name="T11"> </text:span><text:span text:style-name="T13">name</text:span><text:span text:style-name="T12">:</text:span><text:span text:style-name="T11"> </text:span><text:span text:style-name="T15">"Maven"</text:span><text:span text:style-name="T12">,</text:span><text:span text:style-name="T11"> </text:span><text:span text:style-name="T13">type</text:span><text:span text:style-name="T12">:</text:span><text:span text:style-name="T11"> </text:span><text:span text:style-name="T15">"maven"</text:span></text:p>
      <text:p text:style-name="P21"><text:span text:style-name="T10">      </text:span><text:span text:style-name="T13">def</text:span><text:span text:style-name="T11"> </text:span><text:span text:style-name="T13">mavenCMD</text:span><text:span text:style-name="T11"> </text:span><text:span text:style-name="T13">=</text:span><text:span text:style-name="T11"> </text:span><text:span text:style-name="T15">"${mavenHome}/bin/mvn"</text:span></text:p>
      <text:p text:style-name="P21"><text:span text:style-name="T10">      </text:span><text:span text:style-name="T13">sh</text:span><text:span text:style-name="T11"> </text:span><text:span text:style-name="T15">"${mavenCMD} clean package"</text:span></text:p>
      <text:p text:style-name="P21"><text:soft-page-break/><text:span text:style-name="T10">    </text:span><text:span text:style-name="T12">}</text:span></text:p>
      <text:p text:style-name="P23">    </text:p>
      <text:p text:style-name="P21"><text:span text:style-name="T10">    </text:span><text:span text:style-name="T11">stage('Build Docker Image')</text:span><text:span text:style-name="T12">{</text:span><text:span text:style-name="T11">        </text:span></text:p>
      <text:p text:style-name="P21"><text:span text:style-name="T10">        </text:span><text:span text:style-name="T13">sh</text:span><text:span text:style-name="T11"> </text:span><text:span text:style-name="T12">"</text:span><text:span text:style-name="T16">docker build -t ameintu/jenkins-docker-k8s-project:${env.BUILD_ID} .</text:span><text:span text:style-name="T12">"</text:span></text:p>
      <text:p text:style-name="P21"><text:span text:style-name="T10">    </text:span><text:span text:style-name="T12">}</text:span></text:p>
      <text:p text:style-name="P23">    </text:p>
      <text:p text:style-name="P21"><text:span text:style-name="T10">    </text:span><text:span text:style-name="T11">stage('Push Docker Image')</text:span><text:span text:style-name="T12">{</text:span></text:p>
      <text:p text:style-name="P21"><text:span text:style-name="T10">        </text:span><text:span text:style-name="T13">withCredentials([string(credentialsId</text:span><text:span text:style-name="T12">:</text:span><text:span text:style-name="T11"> </text:span><text:span text:style-name="T13">'DOCKER_HUB_CREDENTIALS'</text:span><text:span text:style-name="T12">,</text:span><text:span text:style-name="T11"> </text:span><text:span text:style-name="T13">variable</text:span><text:span text:style-name="T12">:</text:span><text:span text:style-name="T11"> </text:span><text:span text:style-name="T13">'DOCKER_HUB_CREDENTIALS')])</text:span><text:span text:style-name="T11"> </text:span><text:span text:style-name="T12">{</text:span></text:p>
      <text:p text:style-name="P21"><text:span text:style-name="T10">            </text:span><text:span text:style-name="T13">sh</text:span><text:span text:style-name="T11"> </text:span><text:span text:style-name="T12">"</text:span><text:span text:style-name="T16">docker login -u ameintu -p ${DOCKER_HUB_CREDENTIALS}</text:span><text:span text:style-name="T12">"</text:span></text:p>
      <text:p text:style-name="P21"><text:span text:style-name="T10">        </text:span><text:span text:style-name="T12">}</text:span></text:p>
      <text:p text:style-name="P21"><text:span text:style-name="T10">        </text:span><text:span text:style-name="T13">sh</text:span><text:span text:style-name="T11"> </text:span><text:span text:style-name="T15">"docker push ameintu/jenkins-docker-k8s-project:${env.BUILD_ID}"</text:span></text:p>
      <text:p text:style-name="P21"><text:span text:style-name="T10">    </text:span><text:span text:style-name="T12">}</text:span></text:p>
      <text:p text:style-name="P23">    </text:p>
      <text:p text:style-name="P21"><text:span text:style-name="T10">    </text:span><text:span text:style-name="T11">stage(</text:span><text:span text:style-name="T15">"Deploy Application in K8S Cluster"</text:span><text:span text:style-name="T11">)</text:span><text:span text:style-name="T12">{</text:span></text:p>
      <text:p text:style-name="P21"><text:span text:style-name="T10">        </text:span><text:span text:style-name="T13">kubernetesDeploy(</text:span></text:p>
      <text:p text:style-name="P21"><text:span text:style-name="T10">         </text:span><text:span text:style-name="T13">configs</text:span><text:span text:style-name="T12">:</text:span><text:span text:style-name="T11"> </text:span><text:span text:style-name="T13">'springBootMongo.yml'</text:span><text:span text:style-name="T12">,</text:span><text:span text:style-name="T11"> </text:span></text:p>
      <text:p text:style-name="P21"><text:span text:style-name="T10">         </text:span><text:span text:style-name="T13">kubeconfigId</text:span><text:span text:style-name="T12">:</text:span><text:span text:style-name="T11"> </text:span><text:span text:style-name="T13">'KUBERNATES_CLUSTER_CONFIG'</text:span><text:span text:style-name="T12">,</text:span></text:p>
      <text:p text:style-name="P21"><text:span text:style-name="T10">         </text:span><text:span text:style-name="T13">enableConfigSubstitution</text:span><text:span text:style-name="T12">:</text:span><text:span text:style-name="T11"> </text:span><text:span text:style-name="T15">true</text:span></text:p>
      <text:p text:style-name="P21"><text:span text:style-name="T10">        </text:span><text:span text:style-name="T13">)</text:span></text:p>
      <text:p text:style-name="P21"><text:span text:style-name="T10">    </text:span><text:span text:style-name="T12">}</text:span></text:p>
      <text:p text:style-name="P23">    </text:p>
      <text:p text:style-name="P21"><text:span text:style-name="T10">     </text:span><text:span text:style-name="T14">/**</text:span></text:p>
      <text:p text:style-name="P24">     <text:span text:style-name="T12">stage("Deploy To Kuberates Cluster"){</text:span></text:p>
      <text:p text:style-name="P24">        <text:span text:style-name="T12">sh "sed -i 's/tagversion/${env.BUILD_ID}/g' springBootMongo.yml"</text:span></text:p>
      <text:p text:style-name="P24">        <text:span text:style-name="T12">sh 'kubectl apply -f springBootMongo.yml'</text:span></text:p>
      <text:p text:style-name="P24">     <text:span text:style-name="T12">} **/</text:span></text:p>
      <text:p text:style-name="P23">    </text:p>
      <text:p text:style-name="P22">}</text:p>
      <text:p text:style-name="P26"/>
      <text:p text:style-name="P27"/>
      <text:p text:style-name="P27"/>
      <text:p text:style-name="P18"><text:bookmark text:name="5083"/><text:span text:style-name="Strong_20_Emphasis"><text:span text:style-name="T3">Pre-requisite:</text:span></text:span></text:p>
      <text:p text:style-name="P3"><text:bookmark text:name="fa6d"/>1. Kubernetes Cluster</text:p>
      <text:p text:style-name="P3"><text:bookmark text:name="4e16"/>2. Kubernetes Client</text:p>
      <text:p text:style-name="P3"><text:bookmark text:name="74b5"/>3. Docker</text:p>
      <text:p text:style-name="P3"><text:bookmark text:name="0c4b"/><text:soft-page-break/>4. Jenkins Server</text:p>
      <text:p text:style-name="P3"><text:bookmark text:name="67b2"/>5. BitBucket Account</text:p>
      <text:p text:style-name="P3"><text:bookmark text:name="c53f"/>6. Git</text:p>
      <text:p text:style-name="P3"><text:bookmark text:name="0565"/>7. NodeJS</text:p>
      <text:p text:style-name="P27"/>
      <text:p text:style-name="P11"/>
      <text:p text:style-name="P3"><text:bookmark text:name="d492"/>Push Docker Image to Docker Hub using Jenkins.</text:p>
      <text:p text:style-name="P3"><text:bookmark text:name="ab0e"/>2. Generate SSH Key on Kubernetes Client.</text:p>
      <text:p text:style-name="P3"><text:bookmark text:name="9005"/>3. Configure SSH Key in Jenkins.</text:p>
      <text:p text:style-name="P3"><text:bookmark text:name="dc74"/>4. Create a Deployment file.</text:p>
      <text:p text:style-name="P3"><text:bookmark text:name="c696"/>5. Deploy Docker Image to Kubernetes Cluster Using Jenkinsfile</text:p>
      <text:p text:style-name="P3"><text:bookmark text:name="7e52"/>6. Test the Deployment Pipeline</text:p>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harter" svg:font-family="charter,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5T15:22:47.811000000</meta:creation-date>
    <dc:date>2022-09-01T15:45:10.718000000</dc:date>
    <meta:editing-duration>P2DT8H46M38S</meta:editing-duration>
    <meta:editing-cycles>47</meta:editing-cycles>
    <meta:generator>LibreOffice/7.3.2.2$Windows_X86_64 LibreOffice_project/49f2b1bff42cfccbd8f788c8dc32c1c309559be0</meta:generator>
    <meta:document-statistic meta:table-count="0" meta:image-count="0" meta:object-count="0" meta:page-count="6" meta:paragraph-count="121" meta:word-count="885" meta:character-count="7143" meta:non-whitespace-character-count="6131"/>
  </office:meta>
</office:document-meta>
</file>